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5" style:family="table-row">
      <style:table-row-properties style:min-row-height="0.2542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Footer">
      <style:text-properties officeooo:rsid="000ada19" officeooo:paragraph-rsid="000ada19"/>
    </style:style>
    <style:style style:name="P2" style:family="paragraph" style:parent-style-name="Standard" style:list-style-name="L1">
      <style:paragraph-properties fo:text-align="start" style:justify-single-word="false"/>
      <style:text-properties officeooo:rsid="000ada19" officeooo:paragraph-rsid="000ada19"/>
    </style:style>
    <style:style style:name="P3" style:family="paragraph" style:parent-style-name="Standard">
      <style:paragraph-properties fo:text-align="center" style:justify-single-word="false"/>
      <style:text-properties fo:font-weight="bold" officeooo:rsid="000ada19" officeooo:paragraph-rsid="000ada19" style:font-weight-asian="bold" style:font-weight-complex="bold"/>
    </style:style>
    <style:style style:name="P4" style:family="paragraph" style:parent-style-name="Standard">
      <style:paragraph-properties fo:text-align="start" style:justify-single-word="false"/>
      <style:text-properties fo:font-weight="normal" officeooo:rsid="000ada19" officeooo:paragraph-rsid="000ada19" style:font-weight-asian="normal" style:font-weight-complex="normal"/>
    </style:style>
    <style:style style:name="P5" style:family="paragraph" style:parent-style-name="Standard" style:list-style-name="L1">
      <style:paragraph-properties fo:text-align="start" style:justify-single-word="false"/>
      <style:text-properties officeooo:paragraph-rsid="000ada19"/>
    </style:style>
    <style:style style:name="P6" style:family="paragraph" style:parent-style-name="Table_20_Contents">
      <style:paragraph-properties fo:text-align="start" style:justify-single-word="false"/>
      <style:text-properties officeooo:rsid="000ada19" officeooo:paragraph-rsid="000ada19"/>
    </style:style>
    <style:style style:name="T1" style:family="text">
      <style:text-properties officeooo:rsid="000ada19"/>
    </style:style>
    <style:style style:name="T2" style:family="text">
      <style:text-properties fo:font-weight="normal" style:font-weight-asian="normal" style:font-weight-complex="normal"/>
    </style:style>
    <style:style style:name="T3" style:family="text">
      <style:text-properties fo:font-weight="normal" officeooo:rsid="000ada19" style:font-weight-asian="normal" style:font-weight-complex="normal"/>
    </style:style>
    <style:style style:name="T4" style:family="text">
      <style:text-properties fo:font-weight="bold" officeooo:rsid="000ada19" style:font-weight-asian="bold" style:font-weight-complex="bold"/>
    </style:style>
    <style:style style:name="T5"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ugas Ramadhan PHP</text:p>
      <text:p text:style-name="P3"/>
      <text:p text:style-name="P4">Tugas PHP:</text:p>
      <text:p text:style-name="P4"/>
      <text:list xml:id="list2886896827" text:style-name="L1">
        <text:list-item>
          <text:p text:style-name="P5"><text:span text:style-name="T4">Quinque elementorum, </text:span><text:span text:style-name="T3">buatlah game quinque elementorum ini seperti game batu, gunting, kertas, dengan elemen seperti ini:<text:line-break/></text:span></text:p>
        </text:list-item>
      </text:list>
      <table:table table:name="Table1" table:style-name="Table1">
        <table:table-column table:style-name="Table1.A" table:number-columns-repeated="3"/>
        <table:table-row>
          <table:table-cell table:style-name="Table1.A1" office:value-type="string">
            <text:p text:style-name="P6">Element</text:p>
          </table:table-cell>
          <table:table-cell table:style-name="Table1.A1" office:value-type="string">
            <text:p text:style-name="P6">Menang</text:p>
          </table:table-cell>
          <table:table-cell table:style-name="Table1.C1" office:value-type="string">
            <text:p text:style-name="P6">Kalah</text:p>
          </table:table-cell>
        </table:table-row>
        <table:table-row>
          <table:table-cell table:style-name="Table1.A2" office:value-type="string">
            <text:p text:style-name="P6">Api </text:p>
          </table:table-cell>
          <table:table-cell table:style-name="Table1.A2" office:value-type="string">
            <text:p text:style-name="P6">Es, Angin</text:p>
          </table:table-cell>
          <table:table-cell table:style-name="Table1.C2" office:value-type="string">
            <text:p text:style-name="P6">Air, Tanah</text:p>
          </table:table-cell>
        </table:table-row>
        <table:table-row>
          <table:table-cell table:style-name="Table1.A2" office:value-type="string">
            <text:p text:style-name="P6">Air</text:p>
          </table:table-cell>
          <table:table-cell table:style-name="Table1.A2" office:value-type="string">
            <text:p text:style-name="P6">Api, Tanah</text:p>
          </table:table-cell>
          <table:table-cell table:style-name="Table1.C2" office:value-type="string">
            <text:p text:style-name="P6">Angin, Es</text:p>
          </table:table-cell>
        </table:table-row>
        <table:table-row>
          <table:table-cell table:style-name="Table1.A2" office:value-type="string">
            <text:p text:style-name="P6">Tanah</text:p>
          </table:table-cell>
          <table:table-cell table:style-name="Table1.A2" office:value-type="string">
            <text:p text:style-name="P6">Api, Angin</text:p>
          </table:table-cell>
          <table:table-cell table:style-name="Table1.C2" office:value-type="string">
            <text:p text:style-name="P6">Air, Es</text:p>
          </table:table-cell>
        </table:table-row>
        <table:table-row table:style-name="Table1.5">
          <table:table-cell table:style-name="Table1.A2" office:value-type="string">
            <text:p text:style-name="P6">Angin</text:p>
          </table:table-cell>
          <table:table-cell table:style-name="Table1.A2" office:value-type="string">
            <text:p text:style-name="P6">Air, Es</text:p>
          </table:table-cell>
          <table:table-cell table:style-name="Table1.C2" office:value-type="string">
            <text:p text:style-name="P6">Api, Tanah</text:p>
          </table:table-cell>
        </table:table-row>
        <table:table-row>
          <table:table-cell table:style-name="Table1.A2" office:value-type="string">
            <text:p text:style-name="P6">Es</text:p>
          </table:table-cell>
          <table:table-cell table:style-name="Table1.A2" office:value-type="string">
            <text:p text:style-name="P6">Air, Tanah</text:p>
          </table:table-cell>
          <table:table-cell table:style-name="Table1.C2" office:value-type="string">
            <text:p text:style-name="P6">Api, Angin</text:p>
          </table:table-cell>
        </table:table-row>
      </table:table>
      <text:list xml:id="list152859882376761" text:continue-numbering="true" text:style-name="L1">
        <text:list-header>
          <text:p text:style-name="P2"><text:span text:style-name="T2">Perhatikan apabila dua element bertemu maka hasilnya akan seri, contoh : angin vs angin = seri.</text:span></text:p>
        </text:list-header>
        <text:list-item>
          <text:p text:style-name="P2"><text:span text:style-name="T2">Buatlah quiz menggunakan PHP, gunakan CLI (antarmuka terminal) saja apabila kamu tidak bisa membuatnya di web, contoh:<text:line-break/> - pertanyaan :<text:line-break/> 1. Dimana Ibukota Indonesia? Jakarta.</text:span></text:p>
          <text:p text:style-name="P2"><text:span text:style-name="T2">Kamu bisa menggunakan opsi pilihan ganda jika mau, jadi outputnya seperti ini :<text:line-break/>“ Dimana Ibukota Indonesia? <text:line-break/>a. IKN<text:tab/><text:tab/>b. Jakarta<text:line-break/>c. Aceh<text:tab/>d. Papua?<text:line-break/>Jawaban : b</text:span></text:p>
        </text:list-item>
        <text:list-item>
          <text:p text:style-name="P2"><text:span text:style-name="T2">Buatlah fungsi yang mengembalikan string menjadi “</text:span><text:span text:style-name="T5">Capital Sentence Only</text:span><text:span text:style-name="T2">” atau hanya kapital pada awal katanya saja, contoh :<text:line-break/></text:span></text:p>
        </text:list-item>
      </text:list>
      <table:table table:name="Table2" table:style-name="Table2">
        <table:table-column table:style-name="Table2.A" table:number-columns-repeated="2"/>
        <table:table-row>
          <table:table-cell table:style-name="Table2.A1" office:value-type="string">
            <text:p text:style-name="P6">Input</text:p>
          </table:table-cell>
          <table:table-cell table:style-name="Table2.B1" office:value-type="string">
            <text:p text:style-name="P6">Output</text:p>
          </table:table-cell>
        </table:table-row>
        <table:table-row>
          <table:table-cell table:style-name="Table2.A2" office:value-type="string">
            <text:p text:style-name="P6">DAUN YANG JATUH TAK AKAN MENYALAHKAN HUJAN </text:p>
          </table:table-cell>
          <table:table-cell table:style-name="Table2.B2" office:value-type="string">
            <text:p text:style-name="P6">Daun yang Jatuh Tak Akan Menyalahkan Hujan</text:p>
          </table:table-cell>
        </table:table-row>
        <table:table-row>
          <table:table-cell table:style-name="Table2.A2" office:value-type="string">
            <text:p text:style-name="P6">laut bercerita</text:p>
          </table:table-cell>
          <table:table-cell table:style-name="Table2.B2" office:value-type="string">
            <text:p text:style-name="P6">Laut Bercerita</text:p>
          </table:table-cell>
        </table:table-row>
        <table:table-row>
          <table:table-cell table:style-name="Table2.A2" office:value-type="string">
            <text:p text:style-name="P6">NeGeRi AntAH BerAntAH</text:p>
          </table:table-cell>
          <table:table-cell table:style-name="Table2.B2" office:value-type="string">
            <text:p text:style-name="P6">Negeri Antah Berantah</text:p>
          </table:table-cell>
        </table:table-row>
      </table:table>
      <text:list xml:id="list152860197998688" text:continue-numbering="true" text:style-name="L1">
        <text:list-header>
          <text:p text:style-name="P2"><text:span text:style-name="T2">Pastikan kata hubung dan kata sambung kecil ya...</text:span></text:p>
        </text:list-header>
        <text:list-item>
          <text:p text:style-name="P2"><text:span text:style-name="T2">Pak Guru ingin menilai anak muridnya, akan tetapi karena anak muridnya ada banyak dia mencoba untuk membuat suatu program agar dia bisa bekerja dengan lebih cepat, berikut kriterianya :<text:line-break/></text:span></text:p>
        </text:list-item>
      </text:list>
      <table:table table:name="Table3" table:style-name="Table3">
        <table:table-column table:style-name="Table3.A" table:number-columns-repeated="2"/>
        <table:table-row>
          <table:table-cell table:style-name="Table3.A1" office:value-type="string">
            <text:p text:style-name="P6">Nilai</text:p>
          </table:table-cell>
          <table:table-cell table:style-name="Table3.B1" office:value-type="string">
            <text:p text:style-name="P6">Output</text:p>
          </table:table-cell>
        </table:table-row>
        <table:table-row>
          <table:table-cell table:style-name="Table3.A2" office:value-type="string">
            <text:p text:style-name="P6">100</text:p>
          </table:table-cell>
          <table:table-cell table:style-name="Table3.B2" office:value-type="string">
            <text:p text:style-name="P6">Sempurna</text:p>
          </table:table-cell>
        </table:table-row>
        <table:table-row>
          <table:table-cell table:style-name="Table3.A2" office:value-type="string">
            <text:p text:style-name="P6">98-90</text:p>
          </table:table-cell>
          <table:table-cell table:style-name="Table3.B2" office:value-type="string">
            <text:p text:style-name="P6">Sangat Bagus</text:p>
          </table:table-cell>
        </table:table-row>
        <table:table-row>
          <table:table-cell table:style-name="Table3.A2" office:value-type="string">
            <text:p text:style-name="P6">89-80</text:p>
          </table:table-cell>
          <table:table-cell table:style-name="Table3.B2" office:value-type="string">
            <text:p text:style-name="P6">Bagus</text:p>
          </table:table-cell>
        </table:table-row>
        <table:table-row>
          <table:table-cell table:style-name="Table3.A2" office:value-type="string">
            <text:p text:style-name="P6">79-70</text:p>
          </table:table-cell>
          <table:table-cell table:style-name="Table3.B2" office:value-type="string">
            <text:p text:style-name="P6">Lumayan</text:p>
          </table:table-cell>
        </table:table-row>
        <text:soft-page-break/>
        <table:table-row>
          <table:table-cell table:style-name="Table3.A2" office:value-type="string">
            <text:p text:style-name="P6">69-50</text:p>
          </table:table-cell>
          <table:table-cell table:style-name="Table3.B2" office:value-type="string">
            <text:p text:style-name="P6">Belajar Lagi (Remidi)</text:p>
          </table:table-cell>
        </table:table-row>
        <table:table-row>
          <table:table-cell table:style-name="Table3.A2" office:value-type="string">
            <text:p text:style-name="P6">59-0</text:p>
          </table:table-cell>
          <table:table-cell table:style-name="Table3.B2" office:value-type="string">
            <text:p text:style-name="P6">Ulangi Lagi pelajarannya 10x (Remidi)</text:p>
          </table:table-cell>
        </table:table-row>
      </table:table>
      <text:list xml:id="list152858900321729" text:continue-numbering="true" text:style-name="L1">
        <text:list-header>
          <text:p text:style-name="P2"><text:span text:style-name="T2">Pastikan program tadi agar tidak menghasilkan output apabila nilai siswa lebih dari seratus atau kurang dari nol (minus), jangan lupa berikan lampiran juga berapa orang yang remidi dan berapa orang yang lulus serta siapa saja yang dibawah KKM walaupun tidak remidi.<text:line-break/><text:line-break/>Ket : KKM = 75.</text:span></text:p>
        </text:list-header>
        <text:list-item>
          <text:p text:style-name="P2"><text:span text:style-name="T2">Buatlah mekanisme enskripsi dan deskripsinya gunakan saja metode yang sederhana seperti “A <text:s/>= B” atau “M =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SG"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ada19" officeooo:paragraph-rsid="000ada19"/>
    </style:style>
    <style:style style:name="MT1" style:family="text">
      <style:text-properties officeooo:rsid="000ada1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Header"><text:span text:style-name="MT1">Soal Tugas Ramadhan Pondok IT</text:span><text:tab/><text:tab/><text:span text:style-name="MT1">[</text:span><text:span text:style-name="MT1"><text:page-number text:select-page="current">2</text:page-number></text:span><text:span text:style-name="MT1">]</text:span></text:p>
      </style:header>
      <style:footer>
        <text:p text:style-name="MP1">Semoga Kalian Berhasi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3T13:51:42.159465854</meta:creation-date>
    <dc:date>2025-03-23T15:28:58.148236392</dc:date>
    <meta:editing-duration>PT1H37M16S</meta:editing-duration>
    <meta:editing-cycles>1</meta:editing-cycles>
    <meta:document-statistic meta:table-count="3" meta:image-count="0" meta:object-count="0" meta:page-count="2" meta:paragraph-count="54" meta:word-count="303" meta:character-count="1852" meta:non-whitespace-character-count="1595"/>
    <meta:generator>LibreOffice/7.4.7.2$Linux_X86_64 LibreOffice_project/40$Build-2</meta:generator>
  </office:meta>
</office:document-meta>
</file>